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center"/>
    </style:style>
    <style:style style:name="Tabella1.A" style:family="table-column">
      <style:table-column-properties style:column-width="8.5cm"/>
    </style:style>
    <style:style style:name="Tabella1.1" style:family="table-row">
      <style:table-row-properties style:min-row-height="0.196cm"/>
    </style:style>
    <style:style style:name="Tabel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la1.B1" style:family="table-cell">
      <style:table-cell-properties fo:padding="0.097cm" fo:border="0.05pt solid #ffffff"/>
    </style:style>
    <style:style style:name="P1" style:family="paragraph" style:parent-style-name="Subtitle">
      <style:paragraph-properties fo:text-align="start" style:justify-single-word="false"/>
      <style:text-properties officeooo:rsid="001e6e0f" officeooo:paragraph-rsid="001e6e0f"/>
    </style:style>
    <style:style style:name="P2" style:family="paragraph" style:parent-style-name="Subtitle">
      <style:paragraph-properties fo:text-align="start" style:justify-single-word="false"/>
      <style:text-properties officeooo:rsid="00157061" officeooo:paragraph-rsid="00157061"/>
    </style:style>
    <style:style style:name="P3" style:family="paragraph" style:parent-style-name="Subtitle">
      <style:paragraph-properties fo:text-align="start" style:justify-single-word="false"/>
      <style:text-properties officeooo:rsid="002b96e8" officeooo:paragraph-rsid="002b96e8"/>
    </style:style>
    <style:style style:name="P4" style:family="paragraph" style:parent-style-name="Subtitle">
      <style:paragraph-properties fo:text-align="start" style:justify-single-word="false"/>
      <style:text-properties officeooo:rsid="003b2ea3" officeooo:paragraph-rsid="003b2ea3"/>
    </style:style>
    <style:style style:name="P5" style:family="paragraph" style:parent-style-name="Subtitle">
      <style:text-properties fo:language="it" fo:country="IT" officeooo:rsid="00832958" officeooo:paragraph-rsid="00832958" style:language-asian="zxx" style:country-asian="none" style:language-complex="zxx" style:country-complex="none"/>
    </style:style>
    <style:style style:name="P6" style:family="paragraph" style:parent-style-name="Text_20_body">
      <style:paragraph-properties fo:text-align="start" style:justify-single-word="false"/>
      <style:text-properties officeooo:rsid="004b351c" officeooo:paragraph-rsid="004d8cd2"/>
    </style:style>
    <style:style style:name="P7" style:family="paragraph" style:parent-style-name="Heading_20_1">
      <style:paragraph-properties fo:text-align="center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26627b" officeooo:paragraph-rsid="0026627b"/>
    </style:style>
    <style:style style:name="P9" style:family="paragraph" style:parent-style-name="Text_20_body" style:list-style-name="L1">
      <style:paragraph-properties fo:text-align="start" style:justify-single-word="false"/>
      <style:text-properties officeooo:rsid="00270361" officeooo:paragraph-rsid="00270361"/>
    </style:style>
    <style:style style:name="P10" style:family="paragraph" style:parent-style-name="Text_20_body" style:list-style-name="L2">
      <style:paragraph-properties fo:text-align="start" style:justify-single-word="false"/>
      <style:text-properties officeooo:rsid="00157061" officeooo:paragraph-rsid="00157061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rsid="0015c949" officeooo:paragraph-rsid="0015c949"/>
    </style:style>
    <style:style style:name="P12" style:family="paragraph" style:parent-style-name="Text_20_body" style:list-style-name="L2">
      <style:paragraph-properties fo:text-align="start" style:justify-single-word="false"/>
      <style:text-properties officeooo:rsid="0017321e" officeooo:paragraph-rsid="0017321e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198345" officeooo:paragraph-rsid="00198345"/>
    </style:style>
    <style:style style:name="P14" style:family="paragraph" style:parent-style-name="Text_20_body" style:list-style-name="L2">
      <style:paragraph-properties fo:text-align="start" style:justify-single-word="false"/>
      <style:text-properties officeooo:rsid="0019eb62" officeooo:paragraph-rsid="0019eb62"/>
    </style:style>
    <style:style style:name="P15" style:family="paragraph" style:parent-style-name="Text_20_body" style:list-style-name="L2">
      <style:paragraph-properties fo:text-align="start" style:justify-single-word="false"/>
      <style:text-properties officeooo:rsid="001b322f" officeooo:paragraph-rsid="001b322f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1b322f" officeooo:paragraph-rsid="001d310e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rsid="001d310e" officeooo:paragraph-rsid="001d310e"/>
    </style:style>
    <style:style style:name="P18" style:family="paragraph" style:parent-style-name="Text_20_body" style:list-style-name="L3">
      <style:paragraph-properties fo:text-align="start" style:justify-single-word="false"/>
      <style:text-properties officeooo:rsid="001e6e0f" officeooo:paragraph-rsid="001e6e0f"/>
    </style:style>
    <style:style style:name="P19" style:family="paragraph" style:parent-style-name="Text_20_body" style:list-style-name="L3">
      <style:paragraph-properties fo:text-align="start" style:justify-single-word="false"/>
      <style:text-properties officeooo:rsid="001f751c" officeooo:paragraph-rsid="0020b671"/>
    </style:style>
    <style:style style:name="P20" style:family="paragraph" style:parent-style-name="Text_20_body" style:list-style-name="L3">
      <style:paragraph-properties fo:text-align="start" style:justify-single-word="false"/>
      <style:text-properties officeooo:rsid="0020b671" officeooo:paragraph-rsid="0020b671"/>
    </style:style>
    <style:style style:name="P21" style:family="paragraph" style:parent-style-name="Text_20_body" style:list-style-name="L3">
      <style:paragraph-properties fo:text-align="start" style:justify-single-word="false"/>
      <style:text-properties officeooo:rsid="0027f1ef" officeooo:paragraph-rsid="0027f1ef"/>
    </style:style>
    <style:style style:name="P22" style:family="paragraph" style:parent-style-name="Text_20_body" style:list-style-name="L4">
      <style:paragraph-properties fo:text-align="start" style:justify-single-word="false"/>
      <style:text-properties officeooo:rsid="002d451c" officeooo:paragraph-rsid="002d451c"/>
    </style:style>
    <style:style style:name="P23" style:family="paragraph" style:parent-style-name="Text_20_body" style:list-style-name="L4">
      <style:paragraph-properties fo:text-align="start" style:justify-single-word="false"/>
      <style:text-properties officeooo:rsid="002e3b20" officeooo:paragraph-rsid="002e3b20"/>
    </style:style>
    <style:style style:name="P24" style:family="paragraph" style:parent-style-name="Text_20_body" style:list-style-name="L4">
      <style:paragraph-properties fo:text-align="start" style:justify-single-word="false"/>
      <style:text-properties officeooo:rsid="00344be9" officeooo:paragraph-rsid="00344be9"/>
    </style:style>
    <style:style style:name="P25" style:family="paragraph" style:parent-style-name="Text_20_body" style:list-style-name="L4">
      <style:paragraph-properties fo:text-align="start" style:justify-single-word="false"/>
      <style:text-properties officeooo:rsid="002f6515" officeooo:paragraph-rsid="002f6515"/>
    </style:style>
    <style:style style:name="P26" style:family="paragraph" style:parent-style-name="Text_20_body" style:list-style-name="L4">
      <style:paragraph-properties fo:text-align="start" style:justify-single-word="false"/>
      <style:text-properties officeooo:rsid="003051ab" officeooo:paragraph-rsid="003051ab"/>
    </style:style>
    <style:style style:name="P27" style:family="paragraph" style:parent-style-name="Text_20_body" style:list-style-name="L4">
      <style:paragraph-properties fo:text-align="start" style:justify-single-word="false"/>
      <style:text-properties officeooo:rsid="003169d3" officeooo:paragraph-rsid="003169d3"/>
    </style:style>
    <style:style style:name="P28" style:family="paragraph" style:parent-style-name="Text_20_body" style:list-style-name="L4">
      <style:paragraph-properties fo:text-align="start" style:justify-single-word="false"/>
      <style:text-properties officeooo:rsid="0039027c" officeooo:paragraph-rsid="0039027c"/>
    </style:style>
    <style:style style:name="P29" style:family="paragraph" style:parent-style-name="Text_20_body" style:list-style-name="L4">
      <style:paragraph-properties fo:text-align="start" style:justify-single-word="false"/>
      <style:text-properties officeooo:rsid="0039c9c8" officeooo:paragraph-rsid="0039c9c8"/>
    </style:style>
    <style:style style:name="P30" style:family="paragraph" style:parent-style-name="Text_20_body" style:list-style-name="L5">
      <style:paragraph-properties fo:text-align="start" style:justify-single-word="false"/>
      <style:text-properties officeooo:rsid="003b8b1d" officeooo:paragraph-rsid="003b8b1d"/>
    </style:style>
    <style:style style:name="P31" style:family="paragraph" style:parent-style-name="Text_20_body" style:list-style-name="L5">
      <style:paragraph-properties fo:text-align="start" style:justify-single-word="false"/>
      <style:text-properties officeooo:rsid="003c4c61" officeooo:paragraph-rsid="003c4c61"/>
    </style:style>
    <style:style style:name="P32" style:family="paragraph" style:parent-style-name="Text_20_body" style:list-style-name="L5">
      <style:paragraph-properties fo:text-align="start" style:justify-single-word="false"/>
      <style:text-properties officeooo:rsid="003e0c8d" officeooo:paragraph-rsid="003e0c8d"/>
    </style:style>
    <style:style style:name="P33" style:family="paragraph" style:parent-style-name="Text_20_body" style:list-style-name="L5">
      <style:paragraph-properties fo:text-align="start" style:justify-single-word="false"/>
      <style:text-properties officeooo:rsid="003f79a8" officeooo:paragraph-rsid="003f79a8"/>
    </style:style>
    <style:style style:name="P34" style:family="paragraph" style:parent-style-name="Text_20_body" style:list-style-name="L5">
      <style:paragraph-properties fo:text-align="start" style:justify-single-word="false"/>
      <style:text-properties officeooo:rsid="0040211a" officeooo:paragraph-rsid="0040211a"/>
    </style:style>
    <style:style style:name="P35" style:family="paragraph" style:parent-style-name="Text_20_body" style:list-style-name="L5">
      <style:paragraph-properties fo:text-align="start" style:justify-single-word="false"/>
      <style:text-properties officeooo:rsid="0040ab78" officeooo:paragraph-rsid="0040ab78"/>
    </style:style>
    <style:style style:name="P36" style:family="paragraph" style:parent-style-name="Text_20_body" style:list-style-name="L5">
      <style:paragraph-properties fo:text-align="start" style:justify-single-word="false"/>
      <style:text-properties officeooo:rsid="00422c9f" officeooo:paragraph-rsid="00422c9f"/>
    </style:style>
    <style:style style:name="P37" style:family="paragraph" style:parent-style-name="Text_20_body" style:list-style-name="L5">
      <style:paragraph-properties fo:text-align="start" style:justify-single-word="false"/>
      <style:text-properties officeooo:rsid="0043f81c" officeooo:paragraph-rsid="0043f81c"/>
    </style:style>
    <style:style style:name="P38" style:family="paragraph" style:parent-style-name="Text_20_body" style:list-style-name="L5">
      <style:paragraph-properties fo:text-align="start" style:justify-single-word="false"/>
      <style:text-properties officeooo:rsid="00453839" officeooo:paragraph-rsid="00453839"/>
    </style:style>
    <style:style style:name="P39" style:family="paragraph" style:parent-style-name="Text_20_body" style:list-style-name="L5">
      <style:paragraph-properties fo:text-align="start" style:justify-single-word="false"/>
      <style:text-properties officeooo:rsid="00464aff" officeooo:paragraph-rsid="00464aff"/>
    </style:style>
    <style:style style:name="P40" style:family="paragraph" style:parent-style-name="Text_20_body" style:list-style-name="L5">
      <style:paragraph-properties fo:text-align="start" style:justify-single-word="false"/>
      <style:text-properties officeooo:rsid="004752f3" officeooo:paragraph-rsid="004752f3"/>
    </style:style>
    <style:style style:name="P41" style:family="paragraph" style:parent-style-name="Text_20_body" style:list-style-name="L5">
      <style:paragraph-properties fo:text-align="start" style:justify-single-word="false"/>
      <style:text-properties officeooo:rsid="004a5519" officeooo:paragraph-rsid="004a5519"/>
    </style:style>
    <style:style style:name="P42" style:family="paragraph" style:parent-style-name="Text_20_body" style:list-style-name="L5">
      <style:paragraph-properties fo:text-align="start" style:justify-single-word="false"/>
      <style:text-properties officeooo:rsid="004a5519" officeooo:paragraph-rsid="004b351c"/>
    </style:style>
    <style:style style:name="P43" style:family="paragraph" style:parent-style-name="Text_20_body" style:list-style-name="L5">
      <style:paragraph-properties fo:text-align="start" style:justify-single-word="false"/>
      <style:text-properties officeooo:rsid="005be9f3" officeooo:paragraph-rsid="005be9f3"/>
    </style:style>
    <style:style style:name="P44" style:family="paragraph" style:parent-style-name="Text_20_body" style:list-style-name="L5">
      <style:paragraph-properties fo:text-align="start" style:justify-single-word="false"/>
      <style:text-properties officeooo:rsid="0060fddc" officeooo:paragraph-rsid="0060fddc"/>
    </style:style>
    <style:style style:name="P45" style:family="paragraph" style:parent-style-name="Text_20_body" style:list-style-name="L5">
      <style:paragraph-properties fo:text-align="start" style:justify-single-word="false"/>
      <style:text-properties officeooo:rsid="006190c9" officeooo:paragraph-rsid="006190c9"/>
    </style:style>
    <style:style style:name="P46" style:family="paragraph" style:parent-style-name="Text_20_body" style:list-style-name="L5">
      <style:paragraph-properties fo:text-align="start" style:justify-single-word="false"/>
      <style:text-properties officeooo:rsid="0061e740" officeooo:paragraph-rsid="0061e740"/>
    </style:style>
    <style:style style:name="P47" style:family="paragraph" style:parent-style-name="Text_20_body" style:list-style-name="L5">
      <style:paragraph-properties fo:text-align="start" style:justify-single-word="false"/>
      <style:text-properties officeooo:rsid="004b351c" officeooo:paragraph-rsid="004b351c"/>
    </style:style>
    <style:style style:name="P48" style:family="paragraph" style:parent-style-name="Text_20_body" style:list-style-name="L5">
      <style:paragraph-properties fo:text-align="start" style:justify-single-word="false"/>
      <style:text-properties officeooo:rsid="004b351c" officeooo:paragraph-rsid="004d8cd2"/>
    </style:style>
    <style:style style:name="P49" style:family="paragraph" style:parent-style-name="Text_20_body" style:list-style-name="L5">
      <style:paragraph-properties fo:text-align="start" style:justify-single-word="false"/>
      <style:text-properties officeooo:rsid="00514146" officeooo:paragraph-rsid="00514146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rsid="00547823" officeooo:paragraph-rsid="00547823"/>
    </style:style>
    <style:style style:name="P51" style:family="paragraph" style:parent-style-name="Text_20_body" style:list-style-name="L5">
      <style:paragraph-properties fo:text-align="start" style:justify-single-word="false"/>
      <style:text-properties officeooo:rsid="00566563" officeooo:paragraph-rsid="00566563"/>
    </style:style>
    <style:style style:name="P52" style:family="paragraph" style:parent-style-name="Text_20_body" style:list-style-name="L5">
      <style:paragraph-properties fo:text-align="start" style:justify-single-word="false"/>
      <style:text-properties officeooo:rsid="0059822d" officeooo:paragraph-rsid="0059822d"/>
    </style:style>
    <style:style style:name="P53" style:family="paragraph" style:parent-style-name="Text_20_body" style:list-style-name="L5">
      <style:paragraph-properties fo:text-align="start" style:justify-single-word="false"/>
      <style:text-properties officeooo:rsid="005b2d58" officeooo:paragraph-rsid="005b2d58"/>
    </style:style>
    <style:style style:name="P54" style:family="paragraph" style:parent-style-name="Text_20_body" style:list-style-name="L5">
      <style:paragraph-properties fo:text-align="start" style:justify-single-word="false"/>
      <style:text-properties officeooo:rsid="005b7359" officeooo:paragraph-rsid="005b7359"/>
    </style:style>
    <style:style style:name="P55" style:family="paragraph" style:parent-style-name="Text_20_body" style:list-style-name="L5">
      <style:paragraph-properties fo:text-align="start" style:justify-single-word="false"/>
      <style:text-properties officeooo:rsid="00597056" officeooo:paragraph-rsid="00597056"/>
    </style:style>
    <style:style style:name="P56" style:family="paragraph" style:parent-style-name="Text_20_body" style:list-style-name="L5">
      <style:paragraph-properties fo:text-align="start" style:justify-single-word="false"/>
      <style:text-properties officeooo:rsid="00544ebf" officeooo:paragraph-rsid="00547823"/>
    </style:style>
    <style:style style:name="P57" style:family="paragraph" style:parent-style-name="Text_20_body" style:list-style-name="L5">
      <style:paragraph-properties fo:text-align="start" style:justify-single-word="false"/>
      <style:text-properties officeooo:rsid="00544ebf" officeooo:paragraph-rsid="00544ebf"/>
    </style:style>
    <style:style style:name="P58" style:family="paragraph" style:parent-style-name="Text_20_body" style:list-style-name="L5">
      <style:paragraph-properties fo:text-align="start" style:justify-single-word="false"/>
      <style:text-properties officeooo:rsid="005cd1ec" officeooo:paragraph-rsid="005cd1ec"/>
    </style:style>
    <style:style style:name="P59" style:family="paragraph" style:parent-style-name="Text_20_body" style:list-style-name="L5">
      <style:paragraph-properties fo:text-align="start" style:justify-single-word="false"/>
      <style:text-properties officeooo:rsid="005d6e51" officeooo:paragraph-rsid="005d6e51"/>
    </style:style>
    <style:style style:name="P60" style:family="paragraph" style:parent-style-name="Text_20_body" style:list-style-name="L5">
      <style:paragraph-properties fo:text-align="start" style:justify-single-word="false"/>
      <style:text-properties officeooo:rsid="005f7fa2" officeooo:paragraph-rsid="005f7fa2"/>
    </style:style>
    <style:style style:name="P61" style:family="paragraph" style:parent-style-name="Text_20_body" style:list-style-name="L5">
      <style:paragraph-properties fo:text-align="start" style:justify-single-word="false"/>
      <style:text-properties officeooo:rsid="005e69a1" officeooo:paragraph-rsid="005e69a1"/>
    </style:style>
    <style:style style:name="P62" style:family="paragraph" style:parent-style-name="Text_20_body" style:list-style-name="L5">
      <style:paragraph-properties fo:text-align="start" style:justify-single-word="false"/>
      <style:text-properties officeooo:rsid="005fcad0" officeooo:paragraph-rsid="005fcad0"/>
    </style:style>
    <style:style style:name="P63" style:family="paragraph" style:parent-style-name="Text_20_body" style:list-style-name="L5">
      <style:paragraph-properties fo:text-align="start" style:justify-single-word="false"/>
      <style:text-properties officeooo:rsid="006017a7" officeooo:paragraph-rsid="006017a7"/>
    </style:style>
    <style:style style:name="P64" style:family="paragraph" style:parent-style-name="Text_20_body" style:list-style-name="L5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bold" officeooo:rsid="004b351c" officeooo:paragraph-rsid="004d8cd2" style:font-size-asian="15pt" style:font-style-asian="normal" style:font-weight-asian="bold" style:font-size-complex="15pt" style:font-style-complex="normal" style:font-weight-complex="bold"/>
    </style:style>
    <style:style style:name="P65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66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4b351c" officeooo:paragraph-rsid="004d8cd2" style:font-weight-asian="bold" style:font-weight-complex="bold"/>
    </style:style>
    <style:style style:name="P67" style:family="paragraph" style:parent-style-name="Text_20_body" style:list-style-name="L5">
      <style:paragraph-properties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68" style:family="paragraph" style:parent-style-name="Text_20_body" style:list-style-name="L5">
      <style:paragraph-properties fo:text-align="start" style:justify-single-word="false"/>
      <style:text-properties officeooo:rsid="004c7402" officeooo:paragraph-rsid="004d8cd2"/>
    </style:style>
    <style:style style:name="P69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cc774" officeooo:paragraph-rsid="004d8cd2" style:font-size-asian="10.5pt" style:font-weight-asian="normal" style:font-size-complex="12pt" style:font-weight-complex="normal"/>
    </style:style>
    <style:style style:name="P70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cc774" officeooo:paragraph-rsid="004d8cd2" style:font-size-asian="10.5pt" style:font-weight-asian="bold" style:font-size-complex="12pt" style:font-weight-complex="bold"/>
    </style:style>
    <style:style style:name="P71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normal" officeooo:rsid="004cc774" officeooo:paragraph-rsid="004d8cd2" style:font-size-asian="10.5pt" style:font-weight-asian="normal" style:font-size-complex="12pt" style:font-weight-complex="normal"/>
    </style:style>
    <style:style style:name="P72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bold" officeooo:rsid="004cc774" officeooo:paragraph-rsid="004d8cd2" style:font-size-asian="10.5pt" style:font-weight-asian="bold" style:font-size-complex="12pt" style:font-weight-complex="bold"/>
    </style:style>
    <style:style style:name="P7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7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4f160" officeooo:paragraph-rsid="0064f160"/>
    </style:style>
    <style:style style:name="P7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5014f" officeooo:paragraph-rsid="0065014f"/>
    </style:style>
    <style:style style:name="P7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8ec7c" officeooo:paragraph-rsid="0078ec7c"/>
    </style:style>
    <style:style style:name="P7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870f" officeooo:paragraph-rsid="0079870f"/>
    </style:style>
    <style:style style:name="P7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922e" officeooo:paragraph-rsid="0066922e"/>
    </style:style>
    <style:style style:name="P7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fbfa" officeooo:paragraph-rsid="0066fbfa"/>
    </style:style>
    <style:style style:name="P8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81b6f"/>
    </style:style>
    <style:style style:name="P8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ead87"/>
    </style:style>
    <style:style style:name="P8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e9a2" officeooo:paragraph-rsid="0068e9a2"/>
    </style:style>
    <style:style style:name="P8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c8ad7" officeooo:paragraph-rsid="006c8ad7"/>
    </style:style>
    <style:style style:name="P8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ade89" officeooo:paragraph-rsid="006ade89"/>
    </style:style>
    <style:style style:name="P8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ad87" officeooo:paragraph-rsid="006ead87"/>
    </style:style>
    <style:style style:name="P8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5912" officeooo:paragraph-rsid="006e5912"/>
    </style:style>
    <style:style style:name="P8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f03c" officeooo:paragraph-rsid="0079f03c"/>
    </style:style>
    <style:style style:name="P8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c3fa" officeooo:paragraph-rsid="0073c3fa"/>
    </style:style>
    <style:style style:name="P8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a5d02" officeooo:paragraph-rsid="007a5d02"/>
    </style:style>
    <style:style style:name="P9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ef73" officeooo:paragraph-rsid="0073ef73"/>
    </style:style>
    <style:style style:name="P9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7155c" officeooo:paragraph-rsid="0077155c"/>
    </style:style>
    <style:style style:name="P9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c254c" officeooo:paragraph-rsid="007c254c"/>
    </style:style>
    <style:style style:name="P9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e0614" officeooo:paragraph-rsid="007e0614"/>
    </style:style>
    <style:style style:name="P9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f042b" officeooo:paragraph-rsid="007f042b"/>
    </style:style>
    <style:style style:name="P9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0ea1a" officeooo:paragraph-rsid="0080ea1a"/>
    </style:style>
    <style:style style:name="P9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108fe" officeooo:paragraph-rsid="008108fe"/>
    </style:style>
    <style:style style:name="P9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2bd31" officeooo:paragraph-rsid="0082bd31"/>
    </style:style>
    <style:style style:name="P98" style:family="paragraph" style:parent-style-name="Text_20_body" style:list-style-name="L7">
      <style:paragraph-properties fo:text-align="start" style:justify-single-word="false"/>
      <style:text-properties officeooo:rsid="00681b6f" officeooo:paragraph-rsid="00681b6f"/>
    </style:style>
    <style:style style:name="P99" style:family="paragraph" style:parent-style-name="Text_20_body" style:list-style-name="L8">
      <style:text-properties fo:language="it" fo:country="IT" officeooo:rsid="00843f1f" officeooo:paragraph-rsid="00843f1f" style:language-asian="zxx" style:country-asian="none" style:language-complex="zxx" style:country-complex="none"/>
    </style:style>
    <style:style style:name="P100" style:family="paragraph" style:parent-style-name="Text_20_body" style:list-style-name="L8">
      <style:text-properties fo:language="it" fo:country="IT" officeooo:rsid="00852ac6" officeooo:paragraph-rsid="00852ac6" style:language-asian="zxx" style:country-asian="none" style:language-complex="zxx" style:country-complex="none"/>
    </style:style>
    <style:style style:name="P101" style:family="paragraph" style:parent-style-name="Text_20_body" style:list-style-name="L8">
      <style:text-properties fo:language="it" fo:country="IT" officeooo:rsid="0087559b" officeooo:paragraph-rsid="0087559b" style:language-asian="zxx" style:country-asian="none" style:language-complex="zxx" style:country-complex="none"/>
    </style:style>
    <style:style style:name="P102" style:family="paragraph" style:parent-style-name="Text_20_body" style:list-style-name="L8">
      <style:text-properties fo:language="it" fo:country="IT" officeooo:rsid="0088bf34" officeooo:paragraph-rsid="0088bf34" style:language-asian="zxx" style:country-asian="none" style:language-complex="zxx" style:country-complex="none"/>
    </style:style>
    <style:style style:name="P103" style:family="paragraph" style:parent-style-name="Text_20_body" style:list-style-name="L8">
      <style:text-properties fo:language="it" fo:country="IT" officeooo:rsid="008b056b" officeooo:paragraph-rsid="008b056b" style:language-asian="zxx" style:country-asian="none" style:language-complex="zxx" style:country-complex="none"/>
    </style:style>
    <style:style style:name="P104" style:family="paragraph" style:parent-style-name="Text_20_body" style:list-style-name="L8">
      <style:text-properties fo:language="it" fo:country="IT" officeooo:rsid="008ce3b0" officeooo:paragraph-rsid="008ce3b0" style:language-asian="zxx" style:country-asian="none" style:language-complex="zxx" style:country-complex="none"/>
    </style:style>
    <style:style style:name="P105" style:family="paragraph" style:parent-style-name="Text_20_body" style:list-style-name="L8">
      <style:text-properties fo:language="it" fo:country="IT" officeooo:rsid="008d8aab" officeooo:paragraph-rsid="008d8aab" style:language-asian="zxx" style:country-asian="none" style:language-complex="zxx" style:country-complex="none"/>
    </style:style>
    <style:style style:name="P106" style:family="paragraph" style:parent-style-name="Text_20_body" style:list-style-name="L8">
      <style:text-properties fo:language="it" fo:country="IT" officeooo:rsid="008db631" officeooo:paragraph-rsid="008db631" style:language-asian="zxx" style:country-asian="none" style:language-complex="zxx" style:country-complex="none"/>
    </style:style>
    <style:style style:name="P107" style:family="paragraph" style:parent-style-name="Text_20_body" style:list-style-name="L8">
      <style:text-properties fo:language="it" fo:country="IT" officeooo:rsid="008e0da8" officeooo:paragraph-rsid="008e0da8" style:language-asian="zxx" style:country-asian="none" style:language-complex="zxx" style:country-complex="none"/>
    </style:style>
    <style:style style:name="P108" style:family="paragraph" style:parent-style-name="Text_20_body" style:list-style-name="L8">
      <style:text-properties fo:language="it" fo:country="IT" officeooo:rsid="008f85d7" officeooo:paragraph-rsid="008f85d7" style:language-asian="zxx" style:country-asian="none" style:language-complex="zxx" style:country-complex="none"/>
    </style:style>
    <style:style style:name="P109" style:family="paragraph" style:parent-style-name="Text_20_body" style:list-style-name="L8">
      <style:text-properties fo:language="it" fo:country="IT" officeooo:rsid="008f85d7" officeooo:paragraph-rsid="00944478" style:language-asian="zxx" style:country-asian="none" style:language-complex="zxx" style:country-complex="none"/>
    </style:style>
    <style:style style:name="P110" style:family="paragraph" style:parent-style-name="Text_20_body" style:list-style-name="L8">
      <style:text-properties fo:language="it" fo:country="IT" officeooo:rsid="0090d58d" officeooo:paragraph-rsid="0090d58d" style:language-asian="zxx" style:country-asian="none" style:language-complex="zxx" style:country-complex="none"/>
    </style:style>
    <style:style style:name="P111" style:family="paragraph" style:parent-style-name="Text_20_body" style:list-style-name="L8">
      <style:text-properties fo:language="it" fo:country="IT" officeooo:rsid="00928279" officeooo:paragraph-rsid="00928279" style:language-asian="zxx" style:country-asian="none" style:language-complex="zxx" style:country-complex="none"/>
    </style:style>
    <style:style style:name="P112" style:family="paragraph" style:parent-style-name="Text_20_body" style:list-style-name="L8">
      <style:text-properties fo:language="it" fo:country="IT" officeooo:rsid="0092d648" officeooo:paragraph-rsid="0092d648" style:language-asian="zxx" style:country-asian="none" style:language-complex="zxx" style:country-complex="none"/>
    </style:style>
    <style:style style:name="P113" style:family="paragraph" style:parent-style-name="Text_20_body" style:list-style-name="L8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114" style:family="paragraph" style:parent-style-name="Text_20_body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115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116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117" style:family="paragraph" style:parent-style-name="Title" style:master-page-name="Index">
      <style:paragraph-properties style:page-number="auto"/>
      <style:text-properties officeooo:rsid="0013fb9b"/>
    </style:style>
    <style:style style:name="P118" style:family="paragraph" style:parent-style-name="Subtitle" style:list-style-name="L4">
      <style:paragraph-properties fo:text-align="start" style:justify-single-word="false"/>
      <style:text-properties officeooo:rsid="00370e08" officeooo:paragraph-rsid="00370e08"/>
    </style:style>
    <style:style style:name="P119" style:family="paragraph" style:parent-style-name="Subtitle" style:list-style-name="L5">
      <style:paragraph-properties fo:text-align="start" style:justify-single-word="false"/>
      <style:text-properties officeooo:rsid="004b351c" officeooo:paragraph-rsid="004b351c"/>
    </style:style>
    <style:style style:name="P120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fo:font-weight="bold" officeooo:rsid="004f1a7b" officeooo:paragraph-rsid="004f1a7b" style:font-size-asian="13.1000003814697pt" style:font-weight-asian="bold" style:font-size-complex="15pt" style:font-weight-complex="bold"/>
    </style:style>
    <style:style style:name="P121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style:text-underline-style="none" fo:font-weight="bold" officeooo:rsid="004f1a7b" officeooo:paragraph-rsid="004f1a7b" style:font-size-asian="13.1000003814697pt" style:font-weight-asian="bold" style:font-size-complex="15pt" style:font-weight-complex="bold"/>
    </style:style>
    <style:style style:name="P122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solid" style:text-underline-width="auto" style:text-underline-color="font-color" fo:font-weight="normal" officeooo:rsid="004f1a7b" officeooo:paragraph-rsid="004f1a7b" style:font-size-asian="10.5pt" style:font-weight-asian="normal" style:font-size-complex="12pt" style:font-weight-complex="normal"/>
    </style:style>
    <style:style style:name="P123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4f1a7b" officeooo:paragraph-rsid="004f1a7b" style:font-size-asian="10.5pt" style:font-weight-asian="normal" style:font-size-complex="12pt" style:font-weight-complex="normal"/>
    </style:style>
    <style:style style:name="T1" style:family="text">
      <style:text-properties officeooo:rsid="0017cb0e"/>
    </style:style>
    <style:style style:name="T2" style:family="text">
      <style:text-properties officeooo:rsid="0022b5ec"/>
    </style:style>
    <style:style style:name="T3" style:family="text">
      <style:text-properties officeooo:rsid="00246390"/>
    </style:style>
    <style:style style:name="T4" style:family="text">
      <style:text-properties officeooo:rsid="00250477"/>
    </style:style>
    <style:style style:name="T5" style:family="text">
      <style:text-properties officeooo:rsid="0027afbd"/>
    </style:style>
    <style:style style:name="T6" style:family="text">
      <style:text-properties officeooo:rsid="0027f1ef"/>
    </style:style>
    <style:style style:name="T7" style:family="text">
      <style:text-properties officeooo:rsid="0029ab56"/>
    </style:style>
    <style:style style:name="T8" style:family="text">
      <style:text-properties officeooo:rsid="002f6515"/>
    </style:style>
    <style:style style:name="T9" style:family="text">
      <style:text-properties officeooo:rsid="002f7712"/>
    </style:style>
    <style:style style:name="T10" style:family="text">
      <style:text-properties officeooo:rsid="0032ea42"/>
    </style:style>
    <style:style style:name="T11" style:family="text">
      <style:text-properties officeooo:rsid="003694ad"/>
    </style:style>
    <style:style style:name="T12" style:family="text">
      <style:text-properties officeooo:rsid="0047fd45"/>
    </style:style>
    <style:style style:name="T13" style:family="text">
      <style:text-properties officeooo:rsid="004b351c"/>
    </style:style>
    <style:style style:name="T14" style:family="text">
      <style:text-properties officeooo:rsid="004c7402"/>
    </style:style>
    <style:style style:name="T15" style:family="text">
      <style:text-properties officeooo:rsid="00547823"/>
    </style:style>
    <style:style style:name="T16" style:family="text">
      <style:text-properties officeooo:rsid="0058966f"/>
    </style:style>
    <style:style style:name="T17" style:family="text">
      <style:text-properties officeooo:rsid="005e69a1"/>
    </style:style>
    <style:style style:name="T18" style:family="text">
      <style:text-properties officeooo:rsid="00640b05"/>
    </style:style>
    <style:style style:name="T19" style:family="text">
      <style:text-properties officeooo:rsid="0065014f"/>
    </style:style>
    <style:style style:name="T20" style:family="text">
      <style:text-properties officeooo:rsid="0066922e"/>
    </style:style>
    <style:style style:name="T21" style:family="text"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T22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6fbfa"/>
    </style:style>
    <style:style style:name="T23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a2634"/>
    </style:style>
    <style:style style:name="T24" style:family="text">
      <style:text-properties officeooo:rsid="0070acb5"/>
    </style:style>
    <style:style style:name="T25" style:family="text">
      <style:text-properties officeooo:rsid="00757929"/>
    </style:style>
    <style:style style:name="T26" style:family="text">
      <style:text-properties officeooo:rsid="0077b354"/>
    </style:style>
    <style:style style:name="T27" style:family="text">
      <style:text-properties officeooo:rsid="00786fde"/>
    </style:style>
    <style:style style:name="T28" style:family="text">
      <style:text-properties officeooo:rsid="007ca845"/>
    </style:style>
    <style:style style:name="T29" style:family="text">
      <style:text-properties officeooo:rsid="00852ac6"/>
    </style:style>
    <style:style style:name="T30" style:family="text">
      <style:text-properties officeooo:rsid="0086a3b1"/>
    </style:style>
    <style:style style:name="T31" style:family="text">
      <style:text-properties officeooo:rsid="0087559b"/>
    </style:style>
    <style:style style:name="T32" style:family="text">
      <style:text-properties officeooo:rsid="0089e735"/>
    </style:style>
    <style:style style:name="T33" style:family="text">
      <style:text-properties officeooo:rsid="008c80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7">FILOSOFIA</text:p>
      <text:p text:style-name="P2">Romanticismo <text:span text:style-name="T2">(Rivoluzione Francese – I Guerra Mondiale)</text:span></text:p>
      <text:list xml:id="list385220134744590336" text:style-name="L1">
        <text:list-item>
          <text:p text:style-name="P8">Riviste preromantiche: L'Allemagne, Athaeneum</text:p>
        </text:list-item>
        <text:list-item>
          <text:p text:style-name="P9">I preromantici erano artisti eclettici, i romantici si specializzarono (filosofi = idealisti <text:span text:style-name="T5">da eidos</text:span>)</text:p>
        </text:list-item>
      </text:list>
      <text:list xml:id="list3303041180050508814" text:style-name="L2">
        <text:list-item>
          <text:p text:style-name="P10">La ragione illuminista passa in secondo piano, il primato è del sentimento nei suoi aspetti positivi e pessimistici</text:p>
        </text:list-item>
        <text:list-item>
          <text:p text:style-name="P10">I romantici criticavano l'Illuminismo:</text:p>
          <text:list>
            <text:list-item>
              <text:p text:style-name="P10">Non aveva avuto successo ovunque (non tutti i governi erano illuminati)</text:p>
            </text:list-item>
            <text:list-item>
              <text:p text:style-name="P10">l'arte non era considerata</text:p>
            </text:list-item>
            <text:list-item>
              <text:p text:style-name="P10">indagavano valori di una società antiquata</text:p>
            </text:list-item>
            <text:list-item>
              <text:p text:style-name="P10">riguardava una classe elitaria</text:p>
            </text:list-item>
            <text:list-item>
              <text:p text:style-name="P11">non era considerato il sentimento</text:p>
            </text:list-item>
          </text:list>
        </text:list-item>
        <text:list-item>
          <text:p text:style-name="P12">La diffusione del romanticismo porta allo scoppio di numerose rivolte, <text:span text:style-name="T1">poichè il popolo viene coinvolto</text:span></text:p>
        </text:list-item>
        <text:list-item>
          <text:p text:style-name="P13">Il romanticismo nasce al Circolo di Jena <text:span text:style-name="T3">(1800)</text:span> da un movimento <text:span text:style-name="T4">preromantico</text:span> tedesco: lo Sturm und Drang (1770)</text:p>
        </text:list-item>
        <text:list-item>
          <text:p text:style-name="P13">Artista romantico:</text:p>
          <text:list>
            <text:list-item>
              <text:p text:style-name="P13">geniale</text:p>
            </text:list-item>
            <text:list-item>
              <text:p text:style-name="P13">originale</text:p>
            </text:list-item>
            <text:list-item>
              <text:p text:style-name="P13">coglie l'infinito</text:p>
            </text:list-item>
            <text:list-item>
              <text:p text:style-name="P13">comunica sentimenti</text:p>
            </text:list-item>
          </text:list>
        </text:list-item>
        <text:list-item>
          <text:p text:style-name="P14">Risoluzione del finito nell'infinito (sussunzione dell'infinito nel finito) è il tema più trattato</text:p>
        </text:list-item>
        <text:list-item>
          <text:p text:style-name="P15">Amore Romantico:</text:p>
          <text:list>
            <text:list-item>
              <text:p text:style-name="P15">Passione (coinvolgimento dei sensi)</text:p>
            </text:list-item>
            <text:list-item>
              <text:p text:style-name="P15">Fusione (coinvolgimento dello spirito)</text:p>
            </text:list-item>
          </text:list>
        </text:list-item>
        <text:list-item>
          <text:p text:style-name="P15">Morte è rifugio, rasserenamento e annientamento (pessimismo)</text:p>
        </text:list-item>
        <text:list-item>
          <text:p text:style-name="P16">Natura </text:p>
          <text:list>
            <text:list-item>
              <text:p text:style-name="P17">domina l'uomo</text:p>
            </text:list-item>
            <text:list-item>
              <text:p text:style-name="P17">divino calato nel reale</text:p>
            </text:list-item>
            <text:list-item>
              <text:p text:style-name="P17">superiore all'uomo</text:p>
            </text:list-item>
            <text:list-item>
              <text:p text:style-name="P17">finalistica, non meccanicistica</text:p>
            </text:list-item>
          </text:list>
        </text:list-item>
        <text:list-item>
          <text:p text:style-name="P17">Infinito è sehnsucht (desiderio irrefrenabile dell'infinito)</text:p>
        </text:list-item>
      </text:list>
      <text:p text:style-name="P1">Idealismo</text:p>
      <text:list xml:id="list3978855997769597172" text:style-name="L3">
        <text:list-item>
          <text:p text:style-name="P18">Esponenti: Fichte, Shelling, Hegel</text:p>
        </text:list-item>
        <text:list-item>
          <text:p text:style-name="P19"><text:soft-page-break/>Obbiettivo:<text:tab/></text:p>
          <text:list>
            <text:list-item>
              <text:p text:style-name="P19">distruggere il dualismo kantiano (fenomeno-noumeno)</text:p>
              <text:list>
                <text:list-item>
                  <text:p text:style-name="P20">Secondo Fichte il noumeno è inammissibile perchè inconoscibile</text:p>
                </text:list-item>
              </text:list>
            </text:list-item>
            <text:list-item>
              <text:p text:style-name="P20">trovare <text:span text:style-name="T6">il</text:span> principio <text:span text:style-name="T6">primo assoluto (sciolto da ogni legame)</text:span> su cui fondare la realtà</text:p>
              <text:list>
                <text:list-item>
                  <text:p text:style-name="P21">sia infinito (spirito) la forza positiva e il finito (natura) la forza negativa, il finito lascerà spazio all'infinito e il finito diverrà in parte infinitizzato <text:span text:style-name="T7">(primato del positivo sul negativo)</text:span></text:p>
                </text:list-item>
                <text:list-item>
                  <text:p text:style-name="P21">secondo Hegel il procedimento va ripetuto fino a che il finito è tendente a 0, creando quindi un principio assoluto avendo demolito il principio in antitesi (antitesi1 e tesi1 danno origine a una tesi2 che avrà un antitesi2, fino ad arrivare all'ultima tesi sciolta da ogni legame con altro). La sintesi è il aufhebeng (superamento).</text:p>
                </text:list-item>
              </text:list>
            </text:list-item>
            <text:list-item>
              <text:p text:style-name="P21">Rivalutare la metafisica (nuova metafisica dell'infinito)</text:p>
              <text:list>
                <text:list-item>
                  <text:p text:style-name="P21">infinito è nell'immanente, perciò la realtà è metafisica <text:span text:style-name="T10">(sussumere infinito nel finito)</text:span></text:p>
                </text:list-item>
                <text:list-item>
                  <text:p text:style-name="P21">nuova poichè l'infinito nel finito porta con sè qualcosa di finito</text:p>
                </text:list-item>
              </text:list>
            </text:list-item>
          </text:list>
        </text:list-item>
      </text:list>
      <text:p text:style-name="P3"><text:bookmark-start text:name="Fichte"/>Fichte<text:bookmark-end text:name="Fichte"/></text:p>
      <text:list xml:id="list5728622636885978209" text:style-name="L4">
        <text:list-item>
          <text:p text:style-name="P22">Dottrina della scienza</text:p>
          <text:list>
            <text:list-item>
              <text:p text:style-name="P23">Lo scopo è rendere la filosofia un sapere assoluto</text:p>
            </text:list-item>
            <text:list-item>
              <text:p text:style-name="P23">Il principio primo è posto nell'io <text:span text:style-name="T8">(autocoscienza)</text:span> , <text:span text:style-name="T8">il quale si è autoposto e autocreato</text:span></text:p>
              <text:list>
                <text:list-item>
                  <text:p text:style-name="P24">Principi</text:p>
                  <text:list>
                    <text:list-item>
                      <text:p text:style-name="P25">Tesi: Io = Io <text:span text:style-name="T9">(principio identità) </text:span></text:p>
                    </text:list-item>
                    <text:list-item>
                      <text:p text:style-name="P26">Antitesi: Io crea NON-IO</text:p>
                    </text:list-item>
                    <text:list-item>
                      <text:p text:style-name="P27">Sintesi: Io oppone nell'io all'io divisibile un non-io divisibile (divisibile = molteplice e finito), <text:span text:style-name="T11">con sussunzione della parte positiva del negativo nasce un nuovo Io</text:span></text:p>
                    </text:list-item>
                  </text:list>
                </text:list-item>
              </text:list>
            </text:list-item>
            <text:list-item>
              <text:p text:style-name="P27">Io</text:p>
              <text:list>
                <text:list-item>
                  <text:p text:style-name="P27">Simile a se stesso</text:p>
                </text:list-item>
                <text:list-item>
                  <text:p text:style-name="P27">Intuizione intellettuale (può pensare solo a se stesso)</text:p>
                </text:list-item>
                <text:list-item>
                  <text:p text:style-name="P27">oppone a se delle antitesi, rimanendone slegato</text:p>
                </text:list-item>
                <text:list-item>
                  <text:p text:style-name="P27">tat-handlung, azione e prodotto dell'azione</text:p>
                </text:list-item>
                <text:list-item>
                  <text:p text:style-name="P27">agisce nella natura</text:p>
                </text:list-item>
              </text:list>
              <text:p text:style-name="P118"><text:bookmark-start text:name="Schelling"/>Schelling<text:bookmark-end text:name="Schelling"/></text:p>
            </text:list-item>
          </text:list>
        </text:list-item>
        <text:list-item>
          <text:p text:style-name="P28">La natura è preistoria dello spirito</text:p>
        </text:list-item>
        <text:list-item>
          <text:p text:style-name="P28">Sopra natura e spirito vi è l'Assoluto</text:p>
        </text:list-item>
        <text:list-item>
          <text:p text:style-name="P28">Filosofia della natura: natura (oggetto) a spirito (soggetto)</text:p>
        </text:list-item>
        <text:list-item>
          <text:p text:style-name="P28">Filosofia trascendentale: spirito (sogetto) a natura (oggetto)</text:p>
        </text:list-item>
        <text:list-item>
          <text:p text:style-name="P29">L'intuizione intellettuale non può esistere perchè si troverebbe nella natura</text:p>
        </text:list-item>
        <text:list-item>
          <text:p text:style-name="P29"><text:soft-page-break/>L'arte </text:p>
          <text:list>
            <text:list-item>
              <text:p text:style-name="P29">è l'unica scienza in cui spirito e natura si armonizzano (intuizione estetica)</text:p>
            </text:list-item>
            <text:list-item>
              <text:p text:style-name="P29">Coglie tutta la realtà</text:p>
            </text:list-item>
            <text:list-item>
              <text:p text:style-name="P29">è sintesi di spirito e natura, nonostante contenga più parti natura</text:p>
            </text:list-item>
          </text:list>
        </text:list-item>
      </text:list>
      <text:p text:style-name="P4"><text:bookmark-start text:name="Hegel"/>Hegel<text:bookmark-end text:name="Hegel"/></text:p>
      <text:list xml:id="list9223363148749706240" text:style-name="L5">
        <text:list-item>
          <text:p text:style-name="P30">Idee</text:p>
          <text:list>
            <text:list-item>
              <text:p text:style-name="P30">è ateo</text:p>
            </text:list-item>
            <text:list-item>
              <text:p text:style-name="P30">la ragione illuminata diviene ragione dialettica</text:p>
            </text:list-item>
            <text:list-item>
              <text:p text:style-name="P31">è legato alla Rivoluzione Francese, ma fu rammaricato dal periodo del Terrore e dal periodo napoleonico</text:p>
            </text:list-item>
            <text:list-item>
              <text:p text:style-name="P31">per lui il romanticismo è esaltazione della soggettività, ma arriva in seguito a criticare la soggettività sfrenato</text:p>
            </text:list-item>
            <text:list-item>
              <text:p text:style-name="P31">non esalta arte, natura, religione</text:p>
            </text:list-item>
            <text:list-item>
              <text:p text:style-name="P31">è sintesi di Ficthe e Schelling:</text:p>
              <text:list>
                <text:list-item>
                  <text:p text:style-name="P32">pricipio primo (autoposto e autocreato) è lo spirito (da Fichte)</text:p>
                </text:list-item>
                <text:list-item>
                  <text:p text:style-name="P33">non usa il percorso rettilineo e senza fine per infinitizzare di Fichte</text:p>
                </text:list-item>
                <text:list-item>
                  <text:p text:style-name="P34">piace l'idea di partire dalla natura e trovare un assoluto sopra tutto (Schelling)</text:p>
                </text:list-item>
                <text:list-item>
                  <text:p text:style-name="P34">non piace l'identificazione dell'assoluto nell'arte (Schelling)</text:p>
                </text:list-item>
              </text:list>
            </text:list-item>
          </text:list>
        </text:list-item>
        <text:list-item>
          <text:p text:style-name="P35">Fondamenti</text:p>
          <text:list>
            <text:list-item>
              <text:p text:style-name="P35">Risoluzione del finito nell'infinito</text:p>
              <text:list>
                <text:list-item>
                  <text:p text:style-name="P35">finito è parte dell'infinto (somma di parti del tutto)</text:p>
                </text:list-item>
              </text:list>
            </text:list-item>
            <text:list-item>
              <text:p text:style-name="P35">Identità ragione-realtà</text:p>
              <text:list>
                <text:list-item>
                  <text:p text:style-name="P35">ciò che è reale è razionale, ciò che è razionale è reale (essere = pensiero)</text:p>
                </text:list-item>
                <text:list-item>
                  <text:p text:style-name="P35">senza questa identità la filosofia è come la nottola di Minerva, ossia inutile</text:p>
                </text:list-item>
              </text:list>
            </text:list-item>
            <text:list-item>
              <text:p text:style-name="P35">funzione giustificatrice della filosofia</text:p>
              <text:list>
                <text:list-item>
                  <text:p text:style-name="P36">giustificare razionalmente ciò che è reale e la filosofia non ha nulla sopra di sè, è assoluta</text:p>
                </text:list-item>
              </text:list>
            </text:list-item>
          </text:list>
        </text:list-item>
        <text:list-item>
          <text:p text:style-name="P36">Processo Triatico</text:p>
          <text:list>
            <text:list-item>
              <text:p text:style-name="P36">continua finchè non si arriva all'assoluto</text:p>
            </text:list-item>
            <text:list-item>
              <text:p text:style-name="P37">Tesi1 -&gt; Antitesi -&gt; Sintesi -&gt; Tesi2</text:p>
            </text:list-item>
            <text:list-item>
              <text:p text:style-name="P37">Tesi2 e Tesi1 non hanno le medesime caratteristiche</text:p>
            </text:list-item>
            <text:list-item>
              <text:p text:style-name="P37">Quando la tesi non ha più antitesi si ha l'assoluto</text:p>
            </text:list-item>
            <text:list-item>
              <text:p text:style-name="P38">Tesi</text:p>
              <text:list>
                <text:list-item>
                  <text:p text:style-name="P38">idea in sè e per sè</text:p>
                </text:list-item>
                <text:list-item>
                  <text:p text:style-name="P38">momento astratto intellettuale </text:p>
                  <text:list>
                    <text:list-item>
                      <text:p text:style-name="P38"><text:soft-page-break/>Spiegata dal solo intelletto, poichè la ragione si occupa del concreto</text:p>
                    </text:list-item>
                  </text:list>
                </text:list-item>
              </text:list>
            </text:list-item>
            <text:list-item>
              <text:p text:style-name="P38">Antitesi</text:p>
              <text:list>
                <text:list-item>
                  <text:p text:style-name="P38">idea fuori di sè</text:p>
                </text:list-item>
                <text:list-item>
                  <text:p text:style-name="P38">momento negativo razionale del pensiero</text:p>
                  <text:list>
                    <text:list-item>
                      <text:p text:style-name="P38">negativo = in antitesi con il positivo della tesi</text:p>
                    </text:list-item>
                    <text:list-item>
                      <text:p text:style-name="P38">razionale = opposto di intellettuale</text:p>
                    </text:list-item>
                  </text:list>
                </text:list-item>
              </text:list>
            </text:list-item>
            <text:list-item>
              <text:p text:style-name="P38">Sintesi </text:p>
              <text:list>
                <text:list-item>
                  <text:p text:style-name="P38">idea che torna in sè</text:p>
                </text:list-item>
                <text:list-item>
                  <text:p text:style-name="P38">momento speculativo-positivo razionale</text:p>
                  <text:list>
                    <text:list-item>
                      <text:p text:style-name="P39">speculativo = guardare dentro (da tesi)</text:p>
                    </text:list-item>
                    <text:list-item>
                      <text:p text:style-name="P39">positivo = riferito alla tesi (da tesi)</text:p>
                    </text:list-item>
                    <text:list-item>
                      <text:p text:style-name="P40">razionale = positivo dell'antitesi, <text:span text:style-name="T12">concretizza in parte </text:span></text:p>
                    </text:list-item>
                    <text:list-item>
                      <text:p text:style-name="P40">perde l'"intellettuale"</text:p>
                    </text:list-item>
                  </text:list>
                </text:list-item>
                <text:list-item>
                  <text:p text:style-name="P41">sintesi è aufhenung, ossia superamento</text:p>
                </text:list-item>
                <text:list-item>
                  <text:p text:style-name="P41">sintesi è togliere e conservare</text:p>
                  <text:list>
                    <text:list-item>
                      <text:p text:style-name="P41">togliere negativo (antitesi) e intellettuale (tesi), ma non del tutto</text:p>
                    </text:list-item>
                    <text:list-item>
                      <text:p text:style-name="P41">conservare momento astratto (tesi) e razionale (antites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Fenomenologia dello spirito</text:p>
          <text:list>
            <text:list-item>
              <text:p text:style-name="P43">storia romanzata dells coscienza che esce dall'individualità e raggiunge l'universalità, comprendendo l'assoluto</text:p>
            </text:list-item>
            <text:list-item>
              <text:p text:style-name="P44">Assoluto non è legato a ragione ma allo spirito</text:p>
            </text:list-item>
            <text:list-item>
              <text:p text:style-name="P44">ragione è sussunta nello spirito</text:p>
            </text:list-item>
            <text:list-item>
              <text:p text:style-name="P44">dialettica signoria-servitù</text:p>
              <text:list>
                <text:list-item>
                  <text:p text:style-name="P45">evidenzia un inversione di ruoli tra servo e padrone</text:p>
                </text:list-item>
                <text:list-item>
                  <text:p text:style-name="P45">il padrone ha vinto la lotta ed è riuscito a prevalere, mentre il servo per aver salva la vita ha dovuto perdere la sua indipendenza</text:p>
                </text:list-item>
                <text:list-item>
                  <text:p text:style-name="P45">Con il tempo il padrone disimpara e il servo è necessario perchè capace di fare ciò che il padrone non può fare</text:p>
                </text:list-item>
                <text:list-item>
                  <text:p text:style-name="P45">Il signore è servo del servo e il servo padrone del padrone</text:p>
                </text:list-item>
                <text:list-item>
                  <text:p text:style-name="P45">Tre momenti: paura, servizio, lavoro</text:p>
                </text:list-item>
              </text:list>
            </text:list-item>
            <text:list-item>
              <text:p text:style-name="P45">L'uomo è sovrastato da Dio</text:p>
            </text:list-item>
            <text:list-item>
              <text:p text:style-name="P45">La ragione non è sufficiente alla sintesi di autocoscienza e scienza perciò il supporto è dato dallo spirito</text:p>
            </text:list-item>
            <text:list-item>
              <text:p text:style-name="P45">da spirito individuale (soggetto) a universale (oggetto)</text:p>
              <text:list>
                <text:list-item>
                  <text:p text:style-name="P46">L'Io che è in Noi e il Noi che è nell'Io</text:p>
                </text:list-item>
              </text:list>
            </text:list-item>
          </text:list>
        </text:list-item>
        <text:list-item>
          <text:p text:style-name="P41">Filosofia dello spirito</text:p>
          <text:list>
            <text:list-item>
              <text:p text:style-name="P41"><text:soft-page-break/>Spirito soggettivo (spirito individuale)</text:p>
              <text:list>
                <text:list-item>
                  <text:p text:style-name="P41">T: Antropologia (uomo in relazione con se stesso)</text:p>
                </text:list-item>
                <text:list-item>
                  <text:p text:style-name="P41">A: fenomenologia (uomo in relazione con l'ambiente)</text:p>
                </text:list-item>
                <text:list-item>
                  <text:p text:style-name="P41">S: psicologia (spirito come anima)</text:p>
                </text:list-item>
              </text:list>
            </text:list-item>
            <text:list-item>
              <text:p text:style-name="P42">spirito oggettivo <text:span text:style-name="T13">(</text:span>spirito collettivo<text:span text:style-name="T13">)</text:span></text:p>
              <text:list>
                <text:list-item>
                  <text:p text:style-name="P47">lo spirito esce dall'individuale ed entra nel sociale attraverso la libertà</text:p>
                </text:list-item>
                <text:list-item>
                  <text:p text:style-name="P49">la libertà è maggiore in gruppo piccolo piuttosto che grande</text:p>
                </text:list-item>
                <text:list-item>
                  <text:p text:style-name="P49">famiglia garantisce più libertà della società civile</text:p>
                </text:list-item>
                <text:list-item>
                  <text:p text:style-name="P49">Stato regola la giustizia e la libertà</text:p>
                </text:list-item>
                <text:list-item>
                  <text:p text:style-name="P49">Scansione</text:p>
                  <text:list>
                    <text:list-item>
                      <text:p text:style-name="P49">Diritto (sono le leggi)</text:p>
                    </text:list-item>
                    <text:list-item>
                      <text:p text:style-name="P49">Moralità (subordinazione di dovere a volontà)</text:p>
                    </text:list-item>
                    <text:list-item>
                      <text:p text:style-name="P49">Eticità </text:p>
                      <text:list>
                        <text:list-item>
                          <text:p text:style-name="P49">Famiglia (borghese che mira alla procreazione ed educazione dei figli)</text:p>
                        </text:list-item>
                        <text:list-item>
                          <text:p text:style-name="P49">Società civile (in cui l'individuo realizza i propri bisogni, ma tendendo ognuno a pensare a propri si generano conflitti) </text:p>
                        </text:list-item>
                        <text:list-item>
                          <text:p text:style-name="P49">Stato (regola con le leggi i conflitti)</text:p>
                        </text:list-item>
                      </text:list>
                    </text:list-item>
                    <text:list-item>
                      <text:p text:style-name="P50">Stato</text:p>
                      <text:list>
                        <text:list-item>
                          <text:p text:style-name="P51">è "<text:span text:style-name="T16">e</text:span>ntrata nel mondo di Dio" <text:span text:style-name="T16">(teofonia)</text:span></text:p>
                        </text:list-item>
                        <text:list-item>
                          <text:p text:style-name="P52">dovrebbe essere piena realizzazione della libertà</text:p>
                        </text:list-item>
                        <text:list-item>
                          <text:p text:style-name="P52">la miglior forma di governo è monarchia costituzionale</text:p>
                        </text:list-item>
                        <text:list-item>
                          <text:p text:style-name="P53">la democrazia concede troppa libertà</text:p>
                        </text:list-item>
                        <text:list-item>
                          <text:p text:style-name="P54">la guerra è il motore della storia ed è mezzo di progresso che si conclude col prevalere del popolo più forte, il "popolo guida" (per Hegel è quello tedesco, ispirando il nazismo)</text:p>
                        </text:list-item>
                        <text:list-item>
                          <text:p text:style-name="P55">Scansione</text:p>
                          <text:list>
                            <text:list-item>
                              <text:p text:style-name="P56">Diritto statuale interno (Costituzione)</text:p>
                            </text:list-item>
                            <text:list-item>
                              <text:p text:style-name="P57">Diritto statuale esterno (Rapporti con altri Stati)</text:p>
                            </text:list-item>
                            <text:list-item>
                              <text:p text:style-name="P56">Storia Universale</text:p>
                              <text:list>
                                <text:list-item>
                                  <text:p text:style-name="P54">Mondo Orientale (uno solo libero)</text:p>
                                </text:list-item>
                                <text:list-item>
                                  <text:p text:style-name="P54">Mondo greco-romano (alcuni liberi)</text:p>
                                </text:list-item>
                                <text:list-item>
                                  <text:p text:style-name="P54">mondo cristiano-germanico (tutti sono liberi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4">La storia inizia con Dio e deve finire con il mondo cristiano in cui tutti sono liberi</text:p>
                        </text:list-item>
                      </text:list>
                    </text:list-item>
                  </text:list>
                  <text:p text:style-name="P56"><text:span text:style-name="T15"><text:s/></text:span><text:tab/><text:tab/></text:p>
                </text:list-item>
              </text:list>
            </text:list-item>
            <text:list-item>
              <text:p text:style-name="P41">spirito assoluto</text:p>
              <text:list>
                <text:list-item>
                  <text:p text:style-name="P41"><text:soft-page-break/>sa e conosce se stesso nelle forme dell'arte, religione, filosofia</text:p>
                </text:list-item>
                <text:list-item>
                  <text:p text:style-name="P58">puro, sciolto da ogni legame</text:p>
                </text:list-item>
                <text:list-item>
                  <text:p text:style-name="P58">Arte, Religione e Filosofia hanno medesimo contenuto e differiscono solo per la forma con cui percepiscono l'Assoluto</text:p>
                  <text:list>
                    <text:list-item>
                      <text:p text:style-name="P58">Arte contempla</text:p>
                      <text:list>
                        <text:list-item>
                          <text:p text:style-name="P58">serve allo spirito per comprendere l'Assoluto nelle forme sensibili</text:p>
                        </text:list-item>
                        <text:list-item>
                          <text:p text:style-name="P59">fa cogliere immediatamente l'Assoluto <text:span text:style-name="T17">(tutt'uno di spirito e natura)</text:span></text:p>
                        </text:list-item>
                        <text:list-item>
                          <text:p text:style-name="P60">L'arte è legata al passato e non si può sapere se in futuro manterrà lo squilibrio permettendoci di cogliere l'Assoluto, perciò si parla di "morte dell'arte"</text:p>
                        </text:list-item>
                        <text:list-item>
                          <text:p text:style-name="P61">Scansione </text:p>
                          <text:list>
                            <text:list-item>
                              <text:p text:style-name="P61">Simbolica (Architettura): squilibrio tra forma e contenuto</text:p>
                            </text:list-item>
                            <text:list-item>
                              <text:p text:style-name="P61">Classica (Scultura): equilibrio</text:p>
                            </text:list-item>
                            <text:list-item>
                              <text:p text:style-name="P61">Romantica: nuovo squilibrio</text:p>
                              <text:list>
                                <text:list-item>
                                  <text:p text:style-name="P61">Pittura</text:p>
                                </text:list-item>
                                <text:list-item>
                                  <text:p text:style-name="P61">Musica </text:p>
                                </text:list-item>
                                <text:list-item>
                                  <text:p text:style-name="P61">Poesi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">Religione rappresenta</text:p>
                      <text:list>
                        <text:list-item>
                          <text:p text:style-name="P62">rappresentazione: modo tipicamente religioso di pensare a Dio, che è tra i sensi e l'intelletto</text:p>
                        </text:list-item>
                        <text:list-item>
                          <text:p text:style-name="P62">Dio è pensabile solo in senso religioso ed è indimostrabile razionalmente</text:p>
                        </text:list-item>
                        <text:list-item>
                          <text:p text:style-name="P62">Scansione</text:p>
                          <text:list>
                            <text:list-item>
                              <text:p text:style-name="P62">religione naturale (orientale)</text:p>
                              <text:list>
                                <text:list-item>
                                  <text:p text:style-name="P62">Dio è natura</text:p>
                                </text:list-item>
                              </text:list>
                            </text:list-item>
                            <text:list-item>
                              <text:p text:style-name="P62">religione spirituale (greco-romana)</text:p>
                              <text:list>
                                <text:list-item>
                                  <text:p text:style-name="P62">Dio è forma spirituale</text:p>
                                </text:list-item>
                              </text:list>
                            </text:list-item>
                            <text:list-item>
                              <text:p text:style-name="P62">religione assoluta (cristianesimo)</text:p>
                              <text:list>
                                <text:list-item>
                                  <text:p text:style-name="P62">Dio è forma p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">Filosofia comprende concettualmente</text:p>
                      <text:list>
                        <text:list-item>
                          <text:p text:style-name="P63">concetto è idea che pensa a se stessa</text:p>
                        </text:list-item>
                        <text:list-item>
                          <text:p text:style-name="P63">filosofia conosce l'Assoluto tramite concetto</text:p>
                        </text:list-item>
                        <text:list-item>
                          <text:p text:style-name="P63">Scansione</text:p>
                          <text:list>
                            <text:list-item>
                              <text:p text:style-name="P63">filosofia greca</text:p>
                            </text:list-item>
                            <text:list-item>
                              <text:p text:style-name="P63">filosofia moderna (Fichte, Schelling)</text:p>
                            </text:list-item>
                            <text:list-item>
                              <text:p text:style-name="P63">filosofia hegelian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19"><text:soft-page-break/>Fenomenologia dello spirito</text:p>
            </text:list-item>
          </text:list>
        </text:list-item>
      </text:list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list xml:id="list162128116722789" text:continue-numbering="true" text:style-name="L5">
              <text:list-item>
                <text:p text:style-name="P115">I parte</text:p>
                <text:list>
                  <text:list-item>
                    <text:p text:style-name="P116">T: Coscienza</text:p>
                  </text:list-item>
                  <text:list-item>
                    <text:p text:style-name="P116">A: Autocoscienza</text:p>
                  </text:list-item>
                  <text:list-item>
                    <text:p text:style-name="P116">S: Ragione</text:p>
                  </text:list-item>
                </text:list>
              </text:list-item>
              <text:list-item>
                <text:p text:style-name="P64">II parte</text:p>
                <text:list>
                  <text:list-item>
                    <text:p text:style-name="P65">T: spirito</text:p>
                  </text:list-item>
                  <text:list-item>
                    <text:p text:style-name="P65">A: religione</text:p>
                  </text:list-item>
                  <text:list-item>
                    <text:p text:style-name="P66">S: sapere assoluto</text:p>
                  </text:list-item>
                </text:list>
              </text:list-item>
              <text:list-item>
                <text:p text:style-name="P67">Sapere Assoluto</text:p>
                <text:list>
                  <text:list-item>
                    <text:p text:style-name="P65">T: logica</text:p>
                    <text:list>
                      <text:list-item>
                        <text:p text:style-name="P48">T: Essere (pensiero in sè e per sè)</text:p>
                      </text:list-item>
                      <text:list-item>
                        <text:p text:style-name="P48">A: Essenza (pensiero fuori di sè)</text:p>
                      </text:list-item>
                      <text:list-item>
                        <text:p text:style-name="P48">S: Concreto (pensiero torna in sè)</text:p>
                      </text:list-item>
                    </text:list>
                  </text:list-item>
                  <text:list-item>
                    <text:p text:style-name="P65">A: filosofia della natura</text:p>
                    <text:list>
                      <text:list-item>
                        <text:p text:style-name="P48">T: <text:span text:style-name="T14">Meccanica</text:span></text:p>
                      </text:list-item>
                      <text:list-item>
                        <text:p text:style-name="P68">A: Fisica</text:p>
                      </text:list-item>
                      <text:list-item>
                        <text:p text:style-name="P68">S: Fisica Organica</text:p>
                      </text:list-item>
                    </text:list>
                  </text:list-item>
                  <text:list-item>
                    <text:p text:style-name="P66">S: filosofia dello spirito (geist)</text:p>
                  </text:list-item>
                </text:list>
              </text:list-item>
              <text:list-item>
                <text:p text:style-name="P67">Filosofia dello spirito</text:p>
                <text:list>
                  <text:list-item>
                    <text:p text:style-name="P69">T: Spirito soggettivo</text:p>
                    <text:list>
                      <text:list-item>
                        <text:p text:style-name="P71">T: Antropologia</text:p>
                      </text:list-item>
                      <text:list-item>
                        <text:p text:style-name="P71">A: fenomenologia</text:p>
                      </text:list-item>
                      <text:list-item>
                        <text:p text:style-name="P71">S: psicologia</text:p>
                      </text:list-item>
                    </text:list>
                  </text:list-item>
                  <text:list-item>
                    <text:p text:style-name="P69">A: Spirito oggettivo</text:p>
                    <text:list>
                      <text:list-item>
                        <text:p text:style-name="P71">T: diritto</text:p>
                      </text:list-item>
                      <text:list-item>
                        <text:p text:style-name="P71">A: moralità</text:p>
                      </text:list-item>
                      <text:list-item>
                        <text:p text:style-name="P72">S: eticità</text:p>
                      </text:list-item>
                    </text:list>
                  </text:list-item>
                  <text:list-item>
                    <text:p text:style-name="P70">S: Spirito assoluto</text:p>
                    <text:list>
                      <text:list-item>
                        <text:p text:style-name="P71">T: Arte</text:p>
                      </text:list-item>
                      <text:list-item>
                        <text:p text:style-name="P71">A: Religione</text:p>
                      </text:list-item>
                      <text:list-item>
                        <text:p text:style-name="P71">S: Filosofia</text:p>
                      </text:list-item>
                    </text:list>
                  </text:list-item>
                </text:list>
                <text:p text:style-name="P48"/>
              </text:list-item>
            </text:list>
            <text:p text:style-name="P6"><text:soft-page-break/><text:tab/><text:tab/><text:tab/><text:tab/><text:tab/><text:tab/><text:tab/><text:tab/><text:tab/><text:tab/></text:p>
          </table:table-cell>
          <table:table-cell table:style-name="Tabella1.B1" office:value-type="string">
            <text:list xml:id="list351984840940547432" text:style-name="L6">
              <text:list-item>
                <text:p text:style-name="P120">Eticità</text:p>
                <text:list>
                  <text:list-item>
                    <text:p text:style-name="P122">T: Famiglia</text:p>
                  </text:list-item>
                  <text:list-item>
                    <text:p text:style-name="P122">A: Società civile</text:p>
                  </text:list-item>
                  <text:list-item>
                    <text:p text:style-name="P122">S: Stato</text:p>
                    <text:list>
                      <text:list-item>
                        <text:p text:style-name="P123">T: diritto statuale interno</text:p>
                      </text:list-item>
                      <text:list-item>
                        <text:p text:style-name="P123">A: diritto statuale esterno</text:p>
                      </text:list-item>
                      <text:list-item>
                        <text:p text:style-name="P123">S: storia universale</text:p>
                      </text:list-item>
                    </text:list>
                  </text:list-item>
                </text:list>
              </text:list-item>
              <text:list-item>
                <text:p text:style-name="P121">Spirito Assoluto</text:p>
                <text:list>
                  <text:list-item>
                    <text:p text:style-name="P122">T: Arte</text:p>
                    <text:list>
                      <text:list-item>
                        <text:p text:style-name="P123">T: simbolica</text:p>
                      </text:list-item>
                      <text:list-item>
                        <text:p text:style-name="P123">A: classica</text:p>
                      </text:list-item>
                      <text:list-item>
                        <text:p text:style-name="P123">S: romantica</text:p>
                      </text:list-item>
                    </text:list>
                  </text:list-item>
                  <text:list-item>
                    <text:p text:style-name="P122">A: Religione</text:p>
                    <text:list>
                      <text:list-item>
                        <text:p text:style-name="P123">T: naturale</text:p>
                      </text:list-item>
                      <text:list-item>
                        <text:p text:style-name="P123">A: spirituale</text:p>
                      </text:list-item>
                      <text:list-item>
                        <text:p text:style-name="P123">S: rivelata</text:p>
                      </text:list-item>
                    </text:list>
                  </text:list-item>
                  <text:list-item>
                    <text:p text:style-name="P122">S: Filosofia</text:p>
                    <text:list>
                      <text:list-item>
                        <text:p text:style-name="P123">T: antica</text:p>
                      </text:list-item>
                      <text:list-item>
                        <text:p text:style-name="P123">A: moderna</text:p>
                      </text:list-item>
                      <text:list-item>
                        <text:p text:style-name="P123">S: filosofia hegeliana</text:p>
                        <text:p text:style-name="P123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h text:style-name="P7" text:outline-level="1"><text:bookmark text:name="Schopenhauer"/>Schopenhauer</text:h>
      <text:list xml:id="list6637101514907160018" text:style-name="L7">
        <text:list-item>
          <text:p text:style-name="P73">“<text:span text:style-name="T18">Sulla quadruplice radice del principio di ragione sufficiente</text:span>”</text:p>
          <text:list>
            <text:list-item>
              <text:p text:style-name="P74">principio di ragione sufficiente:</text:p>
              <text:list>
                <text:list-item>
                  <text:p text:style-name="P74"><text:s/>è un principio logico di Leibniz aggiunto ai 3 aristotelici</text:p>
                </text:list-item>
                <text:list-item>
                  <text:p text:style-name="P74">nessun fatto può accadere senza che vi sia una ragione sufficiente che ci dica così</text:p>
                </text:list-item>
              </text:list>
            </text:list-item>
            <text:list-item>
              <text:p text:style-name="P74">Schopenhauer aggiunge una quadruplice radice, ossia trova 4 classi dove si può applicare in specifico il principio:</text:p>
              <text:list>
                <text:list-item>
                  <text:p text:style-name="P74">Fiendi (divenire)</text:p>
                  <text:list>
                    <text:list-item>
                      <text:p text:style-name="P74">oggetti dove si manifesta relazione causa-effetto</text:p>
                    </text:list-item>
                  </text:list>
                </text:list-item>
                <text:list-item>
                  <text:p text:style-name="P74">Essendi (essere)</text:p>
                  <text:list>
                    <text:list-item>
                      <text:p text:style-name="P74">oggetti dove si manifesta spazio-tempo</text:p>
                    </text:list-item>
                  </text:list>
                </text:list-item>
                <text:list-item>
                  <text:p text:style-name="P74">Cognoscendi</text:p>
                  <text:list>
                    <text:list-item>
                      <text:p text:style-name="P74">oggetti dove si manifesta prima-dopo</text:p>
                    </text:list-item>
                  </text:list>
                </text:list-item>
                <text:list-item>
                  <text:p text:style-name="P74">Agendi</text:p>
                  <text:list>
                    <text:list-item>
                      <text:p text:style-name="P74">oggetti dove si manifesta azione-movente azio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4">Ispirazioni del sistema</text:p>
          <text:list>
            <text:list-item>
              <text:p text:style-name="P74">Platone</text:p>
              <text:list>
                <text:list-item>
                  <text:p text:style-name="P74">Mondo delle idee</text:p>
                </text:list-item>
                <text:list-item>
                  <text:p text:style-name="P74">“<text:span text:style-name="T27">Meglio non essere nati, piuttosto che vivere</text:span>”</text:p>
                </text:list-item>
              </text:list>
            </text:list-item>
            <text:list-item>
              <text:p text:style-name="P74">Kant</text:p>
              <text:list>
                <text:list-item>
                  <text:p text:style-name="P74">è stato l’ultimo filosofo a suo dire</text:p>
                </text:list-item>
                <text:list-item>
                  <text:p text:style-name="P74">non condivide l’idea di noumeno inconoscibile, poiché è conoscibile con il corpo</text:p>
                </text:list-item>
              </text:list>
            </text:list-item>
            <text:list-item>
              <text:p text:style-name="P74">Romantici <text:span text:style-name="T19">(Idealismo)</text:span></text:p>
              <text:list>
                <text:list-item>
                  <text:p text:style-name="P74">ha fatto retrocedere la filosofia (Ficthe, Schelling ed Hegel considerati come sofisti)</text:p>
                </text:list-item>
                <text:list-item>
                  <text:p text:style-name="P74">hanno trascurato tematiche più importanti di Assoluto e Infinito</text:p>
                </text:list-item>
                <text:list-item>
                  <text:p text:style-name="P75">definita “filosofia dell’università”</text:p>
                </text:list-item>
                <text:list-item>
                  <text:p text:style-name="P75">Hegel è definito “Sicario della verità” e non accetta identità reale-razionale</text:p>
                </text:list-item>
              </text:list>
            </text:list-item>
            <text:list-item>
              <text:p text:style-name="P75">Filosofia orientale</text:p>
              <text:list>
                <text:list-item>
                  <text:p text:style-name="P75">lesse molte opere della filosofia precedente a quella greca</text:p>
                </text:list-item>
                <text:list-item>
                  <text:p text:style-name="P75">“<text:span text:style-name="T26">Esistere è soffrire</text:span>”</text:p>
                </text:list-item>
              </text:list>
            </text:list-item>
            <text:list-item>
              <text:p text:style-name="P76">Calderon de la Barca</text:p>
              <text:list>
                <text:list-item>
                  <text:p text:style-name="P76">“La colpa dell’uomo è di esser nato”</text:p>
                </text:list-item>
              </text:list>
            </text:list-item>
            <text:list-item>
              <text:p text:style-name="P77"><text:soft-page-break/>Bibbia</text:p>
              <text:list>
                <text:list-item>
                  <text:p text:style-name="P77">“La vita è una valle di lacrime”</text:p>
                </text:list-item>
              </text:list>
            </text:list-item>
          </text:list>
        </text:list-item>
        <text:list-item>
          <text:p text:style-name="P75">Velo di Maya</text:p>
          <text:list>
            <text:list-item>
              <text:p text:style-name="P75">è della tradizione buddista</text:p>
            </text:list-item>
            <text:list-item>
              <text:p text:style-name="P75">è un separatore</text:p>
            </text:list-item>
            <text:list-item>
              <text:p text:style-name="P75">divide la realtà conoscibile da una realtà non conoscibile con sicurezza</text:p>
            </text:list-item>
            <text:list-item>
              <text:p text:style-name="P75">il velo è sottile è permette di essere superato con facilità</text:p>
            </text:list-item>
            <text:list-item>
              <text:p text:style-name="P75">aldiqu<text:span text:style-name="T20">a</text:span> vi è il mondo come rappresentazione</text:p>
            </text:list-item>
            <text:list-item>
              <text:p text:style-name="P75">aldilà vi è il mondo come volontà</text:p>
            </text:list-item>
            <text:list-item>
              <text:p text:style-name="P75">la volontà non è inconoscibile completamente poiché basta andare oltre il velo</text:p>
            </text:list-item>
            <text:list-item>
              <text:p text:style-name="P75">Kant non diede la possibilità di conoscere oltre il velo (noumeno)</text:p>
            </text:list-item>
          </text:list>
        </text:list-item>
        <text:list-item>
          <text:p text:style-name="P75">Rappresentazioni</text:p>
          <text:list>
            <text:list-item>
              <text:p text:style-name="P75">sono fenomeno (da Kant), sogno, illusione e parvenza (ripresi da Calderon de la Barca)</text:p>
            </text:list-item>
            <text:list-item>
              <text:p text:style-name="P78">Composte da soggetto rappresentante e oggetto rappresentativo</text:p>
              <text:list>
                <text:list-item>
                  <text:p text:style-name="P78">sono inseparabili</text:p>
                </text:list-item>
              </text:list>
            </text:list-item>
            <text:list-item>
              <text:p text:style-name="P78">spazio, tempo e causalità</text:p>
              <text:list>
                <text:list-item>
                  <text:p text:style-name="P78">Kant</text:p>
                  <text:list>
                    <text:list-item>
                      <text:p text:style-name="P78">spazio, tempo: forme pure sensibilità</text:p>
                    </text:list-item>
                    <text:list-item>
                      <text:p text:style-name="P78">causalità: forme pure intelletto</text:p>
                    </text:list-item>
                  </text:list>
                </text:list-item>
                <text:list-item>
                  <text:p text:style-name="P78">Schopenhauer</text:p>
                  <text:list>
                    <text:list-item>
                      <text:p text:style-name="P78">spazio: forma pura intelletto</text:p>
                      <text:list>
                        <text:list-item>
                          <text:p text:style-name="P78"><text:s/>rappresentazioni appaiono secondo la posizione</text:p>
                        </text:list-item>
                      </text:list>
                    </text:list-item>
                    <text:list-item>
                      <text:p text:style-name="P78">tempo: forma pura intelletto</text:p>
                      <text:list>
                        <text:list-item>
                          <text:p text:style-name="P78">rappresentazioni appaiono secondo la successione</text:p>
                        </text:list-item>
                      </text:list>
                    </text:list-item>
                    <text:list-item>
                      <text:p text:style-name="P78">causalità: forma pura intelletto</text:p>
                      <text:list>
                        <text:list-item>
                          <text:p text:style-name="P78">rappresentazioni appaiono secondo la relazione causa-effett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9">Volontà</text:p>
          <text:list>
            <text:list-item>
              <text:p text:style-name="P98"><text:span text:style-name="T22">n</text:span><text:span text:style-name="T21">oumeno reso conoscibile</text:span></text:p>
            </text:list-item>
            <text:list-item>
              <text:p text:style-name="P80">non obbedisce a ragione e morale, ma solo a se stessa</text:p>
            </text:list-item>
            <text:list-item>
              <text:p text:style-name="P80">l’unica sua preoccupazione è l’infinito</text:p>
              <text:list>
                <text:list-item>
                  <text:p text:style-name="P80">non può racchiuderlo in se, quindi cerca di infinitizzarsi</text:p>
                </text:list-item>
                <text:list-item>
                  <text:p text:style-name="P82">renderebbe però simili a sé, ossia infinite, le cose finite</text:p>
                </text:list-item>
              </text:list>
            </text:list-item>
            <text:list-item>
              <text:p text:style-name="P80">uomo agisce nella rappresentazione, ma superato il velo prende atto della volontà</text:p>
              <text:list>
                <text:list-item>
                  <text:p text:style-name="P80">la corporeità squarcia il velo</text:p>
                </text:list-item>
                <text:list-item>
                  <text:p text:style-name="P80">l’anima considera uguali rappresentazione e volontà</text:p>
                </text:list-item>
              </text:list>
            </text:list-item>
            <text:list-item>
              <text:p text:style-name="P80"><text:soft-page-break/>uomo è succube della volontà (di vivere) quando la si conosce</text:p>
              <text:list>
                <text:list-item>
                  <text:p text:style-name="P83">uomo non sceglie è la volontà a scegliere</text:p>
                  <text:list>
                    <text:list-item>
                      <text:p text:style-name="P83">amore è illusione e ha lo scopo di generare altri infelici</text:p>
                    </text:list-item>
                  </text:list>
                  <text:p text:style-name="P80"/>
                </text:list-item>
                <text:list-item>
                  <text:p text:style-name="P98"><text:span text:style-name="T21">vive nel peggiore dei mondi, </text:span><text:span text:style-name="T23">è l’Inferno</text:span><text:span text:style-name="T21"> (per Leibniz è il migliore)</text:span></text:p>
                </text:list-item>
                <text:list-item>
                  <text:p text:style-name="P80">non si inneggia però a morte e suicidio</text:p>
                </text:list-item>
                <text:list-item>
                  <text:p text:style-name="P84">piacere è cessazione temporanea di dolore</text:p>
                  <text:list>
                    <text:list-item>
                      <text:p text:style-name="P84">solo alcuni attimi dura il piacere, così l’uomo non lo percepisce neppure</text:p>
                    </text:list-item>
                    <text:list-item>
                      <text:p text:style-name="P85">Leopardi ha rappresentato profondamente il dolore, secondo Schopenhauer </text:p>
                    </text:list-item>
                  </text:list>
                </text:list-item>
                <text:list-item>
                  <text:p text:style-name="P86">la vita è </text:p>
                  <text:list>
                    <text:list-item>
                      <text:p text:style-name="P81">sofferenza <text:span text:style-name="T24">sin dalla nascita e per tutta la vita</text:span> e ciò genera pessimismo</text:p>
                    </text:list-item>
                    <text:list-item>
                      <text:p text:style-name="P86">un pendolo che oscilla tra dolore e noia, il piacere è al centro e il pendolo vi passa solo per una frazione di secondo</text:p>
                    </text:list-item>
                    <text:list-item>
                      <text:p text:style-name="P86">rinvio della morte</text:p>
                    </text:list-item>
                    <text:list-item>
                      <text:p text:style-name="P86">accompagnata della morte</text:p>
                    </text:list-item>
                    <text:list-item>
                      <text:p text:style-name="P87">va sofferta un po’ alla volta</text:p>
                    </text:list-item>
                  </text:list>
                </text:list-item>
                <text:list-item>
                  <text:p text:style-name="P83">Sillogismo</text:p>
                  <text:list>
                    <text:list-item>
                      <text:p text:style-name="P83">volere è soffrire</text:p>
                    </text:list-item>
                    <text:list-item>
                      <text:p text:style-name="P83">vivere è volere</text:p>
                    </text:list-item>
                    <text:list-item>
                      <text:p text:style-name="P83">vita è sofferenza</text:p>
                    </text:list-item>
                  </text:list>
                </text:list-item>
              </text:list>
            </text:list-item>
            <text:list-item>
              <text:p text:style-name="P80">volontà di vivere (caratteristiche)</text:p>
              <text:list>
                <text:list-item>
                  <text:p text:style-name="P80">oltre spazio, tempo e casualità</text:p>
                </text:list-item>
                <text:list-item>
                  <text:p text:style-name="P80">inconscia, arazionale</text:p>
                </text:list-item>
                <text:list-item>
                  <text:p text:style-name="P80">forza cieca, senza freno (simile alla libido freudiana)</text:p>
                </text:list-item>
                <text:list-item>
                  <text:p text:style-name="P80">unica</text:p>
                </text:list-item>
                <text:list-item>
                  <text:p text:style-name="P80">incausata</text:p>
                </text:list-item>
                <text:list-item>
                  <text:p text:style-name="P80">eterna</text:p>
                </text:list-item>
                <text:list-item>
                  <text:p text:style-name="P80">senza alcun fine (se non quello di soffocare la libertà umana)</text:p>
                </text:list-item>
                <text:list-item>
                  <text:p text:style-name="P80">cosmica (anche la natura è succube)</text:p>
                </text:list-item>
                <text:list-item>
                  <text:p text:style-name="P80">si concretizza/oggettiva in idee e successivamente in uomini finiti (uomo copia di idea)</text:p>
                </text:list-item>
              </text:list>
            </text:list-item>
            <text:list-item>
              <text:p text:style-name="P88">Sofferenza</text:p>
              <text:list>
                <text:list-item>
                  <text:p text:style-name="P88">universale: tutto soffre (natura, uomo)</text:p>
                </text:list-item>
                <text:list-item>
                  <text:p text:style-name="P89">è impossibile non soffrire</text:p>
                </text:list-item>
                <text:list-item>
                  <text:p text:style-name="P90">l’uomo che è dotato di ragione e intelletto soffre di più poiché capisce <text:span text:style-name="T25">(il genio soffre ancora di più)</text:span></text:p>
                </text:list-item>
              </text:list>
            </text:list-item>
            <text:list-item>
              <text:p text:style-name="P91">Vie liberazione dal dolore</text:p>
              <text:list>
                <text:list-item>
                  <text:p text:style-name="P92"><text:soft-page-break/>suicidio afferma la supremazia della volontà, perciò per non sottostarvi e necessario trovare una fuga al dolore</text:p>
                </text:list-item>
                <text:list-item>
                  <text:p text:style-name="P92">l’uomo non ha tutte le risposte ed è perciò inadeguato</text:p>
                </text:list-item>
                <text:list-item>
                  <text:p text:style-name="P92">passaggio da volontas a noluntas <text:span text:style-name="T28">(non volontà)</text:span>, che vince la volontà</text:p>
                </text:list-item>
                <text:list-item>
                  <text:p text:style-name="P93">distacco dalla volontà è un distacco dalla realtà</text:p>
                </text:list-item>
                <text:list-item>
                  <text:p text:style-name="P93">Vie</text:p>
                  <text:list>
                    <text:list-item>
                      <text:p text:style-name="P93">Arte</text:p>
                      <text:list>
                        <text:list-item>
                          <text:p text:style-name="P93">piacere momentaneo</text:p>
                        </text:list-item>
                        <text:list-item>
                          <text:p text:style-name="P93">uomo è puro soggetto conoscente</text:p>
                        </text:list-item>
                        <text:list-item>
                          <text:p text:style-name="P93">porta a conoscenza libera e disinteressata della volontà</text:p>
                        </text:list-item>
                        <text:list-item>
                          <text:p text:style-name="P93">contempla la vita (non vive)</text:p>
                        </text:list-item>
                        <text:list-item>
                          <text:p text:style-name="P94">uomo supera per un istante la volontà, la trascende</text:p>
                          <text:list>
                            <text:list-item>
                              <text:p text:style-name="P95">musica è un istante più lungo</text:p>
                            </text:list-item>
                            <text:list-item>
                              <text:p text:style-name="P95">poesia </text:p>
                            </text:list-item>
                            <text:list-item>
                              <text:p text:style-name="P95">tragedia</text:p>
                            </text:list-item>
                            <text:list-item>
                              <text:p text:style-name="P95">arti figurative (architettura) sono un istante più brev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6">Etica della pietà (Compassione)</text:p>
                      <text:list>
                        <text:list-item>
                          <text:p text:style-name="P97">superamento dell’egoismo, poiché non è del singolo la sofferenza</text:p>
                        </text:list-item>
                        <text:list-item>
                          <text:p text:style-name="P97">la sofferenza è condivisa con tutti e perciò si soffre meno</text:p>
                        </text:list-item>
                      </text:list>
                    </text:list-item>
                    <text:list-item>
                      <text:p text:style-name="P97">Ascesi (ripresa da filosofia orientale)</text:p>
                      <text:list>
                        <text:list-item>
                          <text:p text:style-name="P97">vita di preghiera e contemplazione</text:p>
                        </text:list-item>
                        <text:list-item>
                          <text:p text:style-name="P97">isolamento dal mondo per non provare sofferenza</text:p>
                        </text:list-item>
                        <text:list-item>
                          <text:p text:style-name="P97">rinuncia a tutto ciò che la vita offre, rinuncia temporanea a vivere (nichilismo), come nel nirvana buddista</text:p>
                        </text:list-item>
                        <text:list-item>
                          <text:p text:style-name="P97">si arriva alla noluntas</text:p>
                        </text:list-item>
                        <text:list-item>
                          <text:p text:style-name="P97">la durata è maggiore seppur non per tutta la vita</text:p>
                        </text:list-item>
                        <text:list-item>
                          <text:p text:style-name="P97">uscita da questo temporaneo isolamento riporta alla normale sofferenza</text:p>
                        </text:list-item>
                        <text:list-item>
                          <text:p text:style-name="P97">Nietzsche definisce Schopenhauer suo educato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bookmark-start text:name="Kierkegaard"/>Kierkegaard<text:bookmark-end text:name="Kierkegaard"/></text:p>
      <text:list xml:id="list5903597315767620655" text:style-name="L8">
        <text:list-item>
          <text:p text:style-name="P99">precursore dell'esistenzialismo di Eideger</text:p>
        </text:list-item>
        <text:list-item>
          <text:p text:style-name="P99">In antitesi a Kant ed Hegel</text:p>
          <text:list>
            <text:list-item>
              <text:p text:style-name="P99">Non è concepibile l'identità reale-razionale, <text:span text:style-name="T29">poiché</text:span> l'esistenza non è razionalizzabile</text:p>
            </text:list-item>
            <text:list-item>
              <text:p text:style-name="P100">Tre errori di Hegel</text:p>
              <text:list>
                <text:list-item>
                  <text:p text:style-name="P100">Aver costruito un sistema completamente astratto</text:p>
                </text:list-item>
                <text:list-item>
                  <text:p text:style-name="P100">sistema troppo complesso e totalizzante</text:p>
                </text:list-item>
                <text:list-item>
                  <text:p text:style-name="P100">si possono mediare gli opposti solo nell’astratto (critica alla sintesi come super<text:span text:style-name="T30">a</text:span>m<text:span text:style-name="T30">e</text:span>nto <text:span text:style-name="T31">et.. et...</text:span>)</text:p>
                </text:list-item>
              </text:list>
            </text:list-item>
          </text:list>
        </text:list-item>
        <text:list-item>
          <text:p text:style-name="P101"><text:soft-page-break/>Filosofo dell’aut-aut in antitesi all’hegelismo dell’et-et</text:p>
        </text:list-item>
        <text:list-item>
          <text:p text:style-name="P102">Da pensiero astratto a concreto, ossia pensante e pensato</text:p>
        </text:list-item>
        <text:list-item>
          <text:p text:style-name="P102">L’uomo (Kierkegaard) si sente “livello zero”/”punto zero” <text:span text:style-name="T32">(nullità), poiché non può sapere cosa riserva il destino</text:span></text:p>
          <text:list>
            <text:list-item>
              <text:p text:style-name="P103">In Dio si trova la liberazione da questo stato</text:p>
            </text:list-item>
            <text:list-item>
              <text:p text:style-name="P103">L’esistenza (essere) è annichilito da se stessa</text:p>
            </text:list-item>
            <text:list-item>
              <text:p text:style-name="P103">L’esistenza umana è irriducibile rispetto al pensiero e non ha nulla a che fare con esso</text:p>
            </text:list-item>
            <text:list-item>
              <text:p text:style-name="P103">Esistenza (exsitere: uscire dal nulla ed essere sospesi tra essere e non essere)</text:p>
              <text:list>
                <text:list-item>
                  <text:p text:style-name="P103">possibilità di scegliere in modo ben preciso <text:span text:style-name="T33">(in un modo o nell’altro)</text:span></text:p>
                </text:list-item>
                <text:list-item>
                  <text:p text:style-name="P103">è di natura pratica non teoretica (ateoretica)</text:p>
                </text:list-item>
              </text:list>
            </text:list-item>
          </text:list>
        </text:list-item>
        <text:list-item>
          <text:p text:style-name="P104">Diario di un seduttore</text:p>
          <text:list>
            <text:list-item>
              <text:p text:style-name="P104">Il mio dolore è il mio castello</text:p>
            </text:list-item>
            <text:list-item>
              <text:p text:style-name="P104">tutta la vita mi è peste, me soprattutto</text:p>
            </text:list-item>
            <text:list-item>
              <text:p text:style-name="P104">tutta l’esistenza mi angusta, dal più piccolo dei moscerini al mistero dell’incarnazione</text:p>
              <text:list>
                <text:list-item>
                  <text:p text:style-name="P104">Non distingue un dolore forte da uno debole</text:p>
                </text:list-item>
              </text:list>
            </text:list-item>
            <text:list-item>
              <text:p text:style-name="P104">Il padre lo ha reso insicuro e infelice</text:p>
            </text:list-item>
          </text:list>
        </text:list-item>
        <text:list-item>
          <text:p text:style-name="P104">Timore e Tremore</text:p>
          <text:list>
            <text:list-item>
              <text:p text:style-name="P104">L’uomo si affida a Dio ma si può rimanere delusi</text:p>
            </text:list-item>
            <text:list-item>
              <text:p text:style-name="P104">Per non rimanere delusi l’uomo prova</text:p>
              <text:list>
                <text:list-item>
                  <text:p text:style-name="P104">Timore, che Dio si adiri per non averlo cercato prima</text:p>
                </text:list-item>
                <text:list-item>
                  <text:p text:style-name="P104">Tremore, perché sia abbandonato</text:p>
                  <text:list>
                    <text:list-item>
                      <text:p text:style-name="P105">Se Dio abbandona non vi è più alcuna soluzione al dolo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5">Aut-Aut</text:p>
          <text:list>
            <text:list-item>
              <text:p text:style-name="P106">L’esistenza non è unitaria, si articola per stadi (dialettica qualitativa, per salti)</text:p>
              <text:list>
                <text:list-item>
                  <text:p text:style-name="P106">stadio estetico</text:p>
                  <text:list>
                    <text:list-item>
                      <text:p text:style-name="P106">Modello: Don Giovanni</text:p>
                    </text:list-item>
                    <text:list-item>
                      <text:p text:style-name="P106">Ogni sensazione è unica e irripetibile, va colta in un attimo</text:p>
                    </text:list-item>
                    <text:list-item>
                      <text:p text:style-name="P106">Distacco dalla realtà, vita vissuta a pieno</text:p>
                    </text:list-item>
                    <text:list-item>
                      <text:p text:style-name="P106">Quando nessuno mostrerà più interesse per lui, cadrà nella noia e nella disperazione</text:p>
                    </text:list-item>
                  </text:list>
                </text:list-item>
                <text:list-item>
                  <text:p text:style-name="P106">stadio etico</text:p>
                  <text:list>
                    <text:list-item>
                      <text:p text:style-name="P107">Modello: marito</text:p>
                    </text:list-item>
                    <text:list-item>
                      <text:p text:style-name="P107">Esistenza regolata dalla ripetitività</text:p>
                    </text:list-item>
                    <text:list-item>
                      <text:p text:style-name="P107">Pentimento per non aver goduto della vita</text:p>
                    </text:list-item>
                    <text:list-item>
                      <text:p text:style-name="P107">Noia e disperazione perenni per non poter adempiere ai propri doveri</text:p>
                    </text:list-item>
                  </text:list>
                </text:list-item>
                <text:list-item>
                  <text:p text:style-name="P106">stadio religioso</text:p>
                  <text:list>
                    <text:list-item>
                      <text:p text:style-name="P108">Modello: Abramo, cavaliere della fede</text:p>
                    </text:list-item>
                    <text:list-item>
                      <text:p text:style-name="P110"><text:soft-page-break/>fede è rapporto privato tra uomo-Dio</text:p>
                    </text:list-item>
                    <text:list-item>
                      <text:p text:style-name="P111">Contraddittorietà di Abramo</text:p>
                      <text:list>
                        <text:list-item>
                          <text:p text:style-name="P112">Abramo è assassino</text:p>
                        </text:list-item>
                        <text:list-item>
                          <text:p text:style-name="P112">Abramo agisce con fede sapendo che Dio dà e toglie la vita</text:p>
                          <text:list>
                            <text:list-item>
                              <text:p text:style-name="P109">Un uomo comune si sarebbe chiesto il perché di questa azione senza senso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3">fede genera solitudine</text:p>
                      <text:list>
                        <text:list-item>
                          <text:p text:style-name="P113">uomo piccolo nei confronti di Dio</text:p>
                        </text:list-item>
                        <text:list-item>
                          <text:p text:style-name="P113">Dio salva l’uomo</text:p>
                        </text:list-item>
                      </text:list>
                    </text:list-item>
                    <text:list-item>
                      <text:p text:style-name="P113">Vita ed esistenza sono possibilità (di scelta)</text:p>
                      <text:list>
                        <text:list-item>
                          <text:p text:style-name="P113">angoscia è puro sentimento del possibile</text:p>
                          <text:list>
                            <text:list-item>
                              <text:p text:style-name="P113">tutte le scelte conducono all’angoscia (poiché rivelano tranelli)</text:p>
                            </text:list-item>
                            <text:list-item>
                              <text:p text:style-name="P113">oggetto di scelta</text:p>
                              <text:list>
                                <text:list-item>
                                  <text:p text:style-name="P113">tempo, perché incontrollabile</text:p>
                                </text:list-item>
                                <text:list-item>
                                  <text:p text:style-name="P113">nulla, ciò che angoscia di più l’uomo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3">Per fuggire l’angoscia l’uomo può</text:p>
                          <text:list>
                            <text:list-item>
                              <text:p text:style-name="P113">rifiutare Dio e mantenere la libertà</text:p>
                            </text:list-item>
                            <text:list-item>
                              <text:p text:style-name="P113">affidarsi a Dio, che sceglie l’uom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62127637899601" text:continue-numbering="true" text:style-name="L8">
        <text:list-item>
          <text:list>
            <text:list-header>
              <text:p text:style-name="P104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lonna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0M39S</meta:editing-duration>
    <meta:editing-cycles>119</meta:editing-cycles>
    <meta:generator>LibreOffice/5.2.2.2$Windows_x86 LibreOffice_project/8f96e87c890bf8fa77463cd4b640a2312823f3ad</meta:generator>
    <dc:date>2016-12-18T16:16:12.165000000</dc:date>
    <meta:document-statistic meta:table-count="1" meta:image-count="0" meta:object-count="0" meta:page-count="13" meta:paragraph-count="429" meta:word-count="3064" meta:character-count="17740" meta:non-whitespace-character-count="15490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